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5-11-2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5-09-25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5-08-26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5-07-25 1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5-06-2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5-05-28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5-04-28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5-03-26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5-02-26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5-01-2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4-12-31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4-11-22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4-10-30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4-09-26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4-08-29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4-07-3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4-06-27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4-05-30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4-04-24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4-03-27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4-02-27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4-01-31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3-12-21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3-11-28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3-10-23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3-09-21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3-08-30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3-07-27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3-06-22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3-05-31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3-05-09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3-04-27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3-03-23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3-02-23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3-01-31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2-12-22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2-11-29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2-10-27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2-09-22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2-08-29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2-07-28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2-06-30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2-05-31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2-04-28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2-03-24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2-02-24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2-01-25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1-12-21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1-11-23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1-09-21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1-08-26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1-07-29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1-06-30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1-05-27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1-03-29 1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1-02-23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1-01-26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0-12-15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0-11-23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0-11-04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0-10-29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0-10-16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0-09-28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0-08-26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0-07-28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0-07-22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0-07-08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0-06-3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0-06-23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0-05-28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0-04-29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0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20-01-28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9-12-31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9-11-26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9-10-30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9-09-24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9-08-13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9-07-23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9-06-18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9-05-21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9-04-30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9-03-19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9-02-20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8-12-18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8-11-20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8-10-2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8-09-25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8-08-22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8-07-24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8-06-26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8-05-22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8-04-18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8-03-27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8-02-27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8-01-24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7-12-19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7-11-2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7-10-24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7-09-26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7-08-30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7-07-25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7-06-27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7-05-23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7-04-2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7-03-29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7-02-23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7-01-25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6-12-20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6-11-29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6-11-03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6-09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6-08-23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6-07-2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6-06-28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6-05-24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6-04-27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6-03-24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6-02-2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6-01-22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5-12-22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5-11-24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5-10-2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5-09-2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5-08-27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5-07-28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5-06-25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5-05-28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5-04-21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5-01-21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4-12-18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4-11-25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4-10-29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4-09-26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4-08-26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4-07-30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4-06-27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4-05-29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4-04-30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4-03-25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4-02-28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4-01-27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3-12-31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3-11-27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3-10-30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3-09-27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3-08-27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3-07-31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3-06-25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3-05-30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3-04-30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3-03-28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3-02-26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3-02-01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2-12-21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2-11-28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2-11-05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2-09-21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2-08-27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2-07-24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2-06-26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2-05-23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2-05-01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2-03-2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2-02-29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2-01-25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1-12-27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1-11-28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1-10-24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1-09-26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1-08-31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1-07-26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1-06-27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1-05-23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1-04-26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1-03-28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1-02-23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1-01-25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0-12-21 1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0-11-23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0-10-27 1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0-09-28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0-08-24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0-07-27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0-06-29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0-05-25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0-04-26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0-03-29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0-02-22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10-01-27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9-12-21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9-11-23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9-10-26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9-09-28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9-08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9-07-30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9-06-26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9-05-26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9-04-28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9-03-23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9-02-23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9-01-22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8-12-29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8-11-24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8-10-27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8-09-26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8-08-28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8-07-31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8-06-26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8-05-28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8-04-25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8-03-27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8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8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7-12-21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7-11-30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7-10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7-09-28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7-08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7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7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7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6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6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6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6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5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4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4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4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4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3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3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3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3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3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3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3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2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2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2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1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1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0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0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0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0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0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0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2000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9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9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9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9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9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9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8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8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8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8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8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8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7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7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6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6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6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6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5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5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5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5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4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4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4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4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3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3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3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3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3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2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2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2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2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1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1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1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1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9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6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6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61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6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6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61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61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6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6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61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6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6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6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60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6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6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6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60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60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6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60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6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6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60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9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9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9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9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9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8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8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8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8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8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8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7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7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7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7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6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6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6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6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6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5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5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5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5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5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5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4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4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4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4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3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3071453701</text:p>
          </table:table-cell>
          <table:table-cell office:value-type="string" calcext:value-type="string">
            <text:p>RI-COW <text:s/>342</text:p>
          </table:table-cell>
          <table:table-cell office:value-type="string" calcext:value-type="string">
            <text:p>1953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98" meta:object-count="0"/>
    <meta:user-defined meta:name="AppVersion">3.0</meta:user-defined>
  </office:meta>
</office:document-meta>
</file>